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4.937cm"/>
    </style:style>
    <style:style style:name="co3" style:family="table-column">
      <style:table-column-properties fo:break-before="auto" style:column-width="2.6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33cm"/>
    </style:style>
    <style:style style:name="co6" style:family="table-column">
      <style:table-column-properties fo:break-before="auto" style:column-width="20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2"/>
    <style:style style:name="ce2" style:family="table-cell" style:parent-style-name="Default" style:data-style-name="N53"/>
    <style:style style:name="ce3" style:family="table-cell" style:parent-style-name="Default" style:data-style-name="N0"/>
    <style:style style:name="ce4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4" table:default-cell-style-name="Default"/>
        <table:table-column table:style-name="co6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NOMES</text:p>
          </table:table-cell>
          <table:table-cell office:value-type="string" calcext:value-type="string">
            <text:p>CPF</text:p>
          </table:table-cell>
          <table:table-cell table:style-name="Default" office:value-type="string" calcext:value-type="string">
            <text:p>INCOME</text:p>
          </table:table-cell>
          <table:table-cell table:style-name="Default" office:value-type="string" calcext:value-type="string">
            <text:p>BIRTHDATE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FORMULA</text:p>
          </table:table-cell>
          <table:table-cell table:number-columns-repeated="7"/>
          <table:table-cell office:value-type="string" calcext:value-type="string">
            <text:p>FILHOS</text:p>
          </table:table-cell>
        </table:table-row>
        <table:table-row table:style-name="ro1">
          <table:table-cell office:value-type="string" calcext:value-type="string">
            <text:p>insert into tb_client (name,cpf,income,birthDate,children) VALUES (‘</text:p>
          </table:table-cell>
          <table:table-cell office:value-type="string" calcext:value-type="string">
            <text:p>Giovanna Silva</text:p>
          </table:table-cell>
          <table:table-cell office:value-type="float" office:value="69858810253" calcext:value-type="float">
            <text:p>69858810253</text:p>
          </table:table-cell>
          <table:table-cell table:formula="of:=RAND() * 10000" office:value-type="float" office:value="2649.72734082217" calcext:value-type="float">
            <text:p>2649,73</text:p>
          </table:table-cell>
          <table:table-cell table:formula="of:=RANDBETWEEN([.K2];[.K3])" office:value-type="date" office:date-value="1974-03-08" calcext:value-type="date">
            <text:p>1974-03-08T00:00:00</text:p>
          </table:table-cell>
          <table:table-cell table:formula="of:=RANDBETWEEN(0;6)" office:value-type="float" office:value="5" calcext:value-type="float">
            <text:p>5</text:p>
          </table:table-cell>
          <table:table-cell table:style-name="ce3" table:formula="of:=[.A2]&amp;[.B2]&amp;&quot;','&quot;&amp;[.C2]&amp;&quot;',&quot;&amp;[.D2]&amp;&quot;, &quot;" office:value-type="string" office:string-value="insert into tb_client (name,cpf,income,birthDate,children) VALUES (‘Giovanna Silva','69858810253',2649,72734082217, " calcext:value-type="string">
            <text:p>insert into tb_client (name,cpf,income,birthDate,children) VALUES (‘Giovanna Silva','69858810253',2649,72734082217, </text:p>
          </table:table-cell>
          <table:table-cell table:number-columns-repeated="2"/>
          <table:table-cell office:value-type="string" calcext:value-type="string">
            <text:p>DATAINICIO</text:p>
          </table:table-cell>
          <table:table-cell table:style-name="ce4" office:value-type="date" office:date-value="1970-01-01" calcext:value-type="date">
            <text:p>01/01/197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nrico Nunes</text:p>
          </table:table-cell>
          <table:table-cell office:value-type="float" office:value="69858810253" calcext:value-type="float">
            <text:p>69858810253</text:p>
          </table:table-cell>
          <table:table-cell table:formula="of:=RAND() * 10000g22" office:value-type="string" office:string-value="" calcext:value-type="error">
            <text:p>#NOME?</text:p>
          </table:table-cell>
          <table:table-cell table:formula="of:=RANDBETWEEN([.K3];[.K4])" office:value-type="string" office:string-value="" calcext:value-type="error">
            <text:p>Erro:502</text:p>
          </table:table-cell>
          <table:table-cell table:formula="of:=RANDBETWEEN(0;6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DATAFIM</text:p>
          </table:table-cell>
          <table:table-cell table:style-name="ce4" office:value-type="date" office:date-value="2000-01-01" calcext:value-type="date">
            <text:p>01/01/200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ria Sophia da Rosa</text:p>
          </table:table-cell>
          <table:table-cell office:value-type="float" office:value="69858810253" calcext:value-type="float">
            <text:p>69858810253</text:p>
          </table:table-cell>
          <table:table-cell table:formula="of:=RAND() * 10000" office:value-type="float" office:value="1958.492463168" calcext:value-type="float">
            <text:p>1958,49</text:p>
          </table:table-cell>
          <table:table-cell table:formula="of:=RANDBETWEEN([.K4];[.K5])" office:value-type="date" office:date-value="1899-12-30" calcext:value-type="date">
            <text:p>1899-12-30T00:00:00</text:p>
          </table:table-cell>
          <table:table-cell table:formula="of:=RANDBETWEEN(0;6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eandro Nascimento</text:p>
          </table:table-cell>
          <table:table-cell office:value-type="string" calcext:value-type="string">
            <text:p>ASD</text:p>
          </table:table-cell>
          <table:table-cell table:formula="of:=RAND() * 10000" office:value-type="float" office:value="2168.16759549664" calcext:value-type="float">
            <text:p>2168,17</text:p>
          </table:table-cell>
          <table:table-cell table:formula="of:=RANDBETWEEN([.K5];[.K6])" office:value-type="date" office:date-value="1899-12-30" calcext:value-type="date">
            <text:p>1899-12-30T00:00:00</text:p>
          </table:table-cell>
          <table:table-cell table:formula="of:=RANDBETWEEN(0;6)"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amuel Monteiro</text:p>
          </table:table-cell>
          <table:table-cell/>
          <table:table-cell table:formula="of:=RAND() * 10000" office:value-type="float" office:value="7217.77358070993" calcext:value-type="float">
            <text:p>7217,77</text:p>
          </table:table-cell>
          <table:table-cell table:formula="of:=RANDBETWEEN([.K6];[.K7])" office:value-type="date" office:date-value="1899-12-30" calcext:value-type="date">
            <text:p>1899-12-30T00:00:00</text:p>
          </table:table-cell>
          <table:table-cell table:formula="of:=RANDBETWEEN(0;6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elipe Pinto</text:p>
          </table:table-cell>
          <table:table-cell/>
          <table:table-cell table:formula="of:=RAND() * 10000" office:value-type="float" office:value="8319.43854230208" calcext:value-type="float">
            <text:p>8319,44</text:p>
          </table:table-cell>
          <table:table-cell table:formula="of:=RANDBETWEEN([.K7];[.K8])" office:value-type="date" office:date-value="1899-12-30" calcext:value-type="date">
            <text:p>1899-12-30T00:00:00</text:p>
          </table:table-cell>
          <table:table-cell table:formula="of:=RANDBETWEEN(0;6)"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Renan Moreira</text:p>
          </table:table-cell>
          <table:table-cell/>
          <table:table-cell table:formula="of:=RAND() * 10000" office:value-type="float" office:value="5233.31589809032" calcext:value-type="float">
            <text:p>5233,32</text:p>
          </table:table-cell>
          <table:table-cell table:formula="of:=RANDBETWEEN([.K8];[.K9])" office:value-type="date" office:date-value="1899-12-30" calcext:value-type="date">
            <text:p>1899-12-30T00:00:00</text:p>
          </table:table-cell>
          <table:table-cell table:formula="of:=RANDBETWEEN(0;6)" office:value-type="float" office:value="3" calcext:value-type="float">
            <text:p>3</text:p>
          </table:table-cell>
          <table:table-cell table:number-columns-repeated="8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auê Oliveira</text:p>
          </table:table-cell>
          <table:table-cell/>
          <table:table-cell table:formula="of:=RAND() * 10000" office:value-type="float" office:value="9758.84735981688" calcext:value-type="float">
            <text:p>9758,85</text:p>
          </table:table-cell>
          <table:table-cell table:formula="of:=RANDBETWEEN([.K9];[.K10])" office:value-type="date" office:date-value="1899-12-30" calcext:value-type="date">
            <text:p>1899-12-30T00:00:00</text:p>
          </table:table-cell>
          <table:table-cell table:formula="of:=RANDBETWEEN(0;6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ntônio Rodrigues</text:p>
          </table:table-cell>
          <table:table-cell/>
          <table:table-cell table:formula="of:=RAND() * 10000" office:value-type="float" office:value="6516.71287111198" calcext:value-type="float">
            <text:p>6516,71</text:p>
          </table:table-cell>
          <table:table-cell/>
          <table:table-cell table:formula="of:=RANDBETWEEN(0;6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amilly Fernandes</text:p>
          </table:table-cell>
          <table:table-cell/>
          <table:table-cell table:formula="of:=RAND() * 10000" office:value-type="float" office:value="7703.85576554061" calcext:value-type="float">
            <text:p>7703,86</text:p>
          </table:table-cell>
          <table:table-cell/>
          <table:table-cell table:formula="of:=RANDBETWEEN(0;6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João Guilherme Rocha</text:p>
          </table:table-cell>
          <table:table-cell/>
          <table:table-cell table:formula="of:=RAND() * 10000" office:value-type="float" office:value="8595.17646869169" calcext:value-type="float">
            <text:p>8595,18</text:p>
          </table:table-cell>
          <table:table-cell/>
          <table:table-cell table:formula="of:=RANDBETWEEN(0;6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zo Gabriel Azevedo</text:p>
          </table:table-cell>
          <table:table-cell/>
          <table:table-cell table:formula="of:=RAND() * 10000" office:value-type="float" office:value="5065.83480088076" calcext:value-type="float">
            <text:p>5065,83</text:p>
          </table:table-cell>
          <table:table-cell/>
          <table:table-cell table:formula="of:=RANDBETWEEN(0;6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uiz Gustavo Azevedo</text:p>
          </table:table-cell>
          <table:table-cell/>
          <table:table-cell table:formula="of:=RAND() * 10000" office:value-type="float" office:value="3822.89998356768" calcext:value-type="float">
            <text:p>3822,90</text:p>
          </table:table-cell>
          <table:table-cell/>
          <table:table-cell table:formula="of:=RANDBETWEEN(0;6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alentina Peixoto</text:p>
          </table:table-cell>
          <table:table-cell/>
          <table:table-cell table:formula="of:=RAND() * 10000" office:value-type="float" office:value="6684.1401420137" calcext:value-type="float">
            <text:p>6684,14</text:p>
          </table:table-cell>
          <table:table-cell/>
          <table:table-cell table:formula="of:=RANDBETWEEN(0;6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na Carolina Barbosa</text:p>
          </table:table-cell>
          <table:table-cell/>
          <table:table-cell table:formula="of:=RAND() * 10000" office:value-type="float" office:value="1432.04951853161" calcext:value-type="float">
            <text:p>1432,05</text:p>
          </table:table-cell>
          <table:table-cell/>
          <table:table-cell table:formula="of:=RANDBETWEEN(0;6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Julia Silva</text:p>
          </table:table-cell>
          <table:table-cell/>
          <table:table-cell table:formula="of:=RAND() * 10000" office:value-type="float" office:value="7070.02143301814" calcext:value-type="float">
            <text:p>7070,02</text:p>
          </table:table-cell>
          <table:table-cell/>
          <table:table-cell table:formula="of:=RANDBETWEEN(0;6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ís Ribeiro</text:p>
          </table:table-cell>
          <table:table-cell/>
          <table:table-cell table:formula="of:=RAND() * 10000" office:value-type="float" office:value="2763.53570199697" calcext:value-type="float">
            <text:p>2763,54</text:p>
          </table:table-cell>
          <table:table-cell/>
          <table:table-cell table:formula="of:=RANDBETWEEN(0;6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atália Fogaça</text:p>
          </table:table-cell>
          <table:table-cell/>
          <table:table-cell table:formula="of:=RAND() * 10000" office:value-type="float" office:value="9602.47001322916" calcext:value-type="float">
            <text:p>9602,47</text:p>
          </table:table-cell>
          <table:table-cell/>
          <table:table-cell table:formula="of:=RANDBETWEEN(0;6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na Julia Cardoso</text:p>
          </table:table-cell>
          <table:table-cell/>
          <table:table-cell table:formula="of:=RAND() * 10000" office:value-type="float" office:value="3795.41923891104" calcext:value-type="float">
            <text:p>3795,42</text:p>
          </table:table-cell>
          <table:table-cell/>
          <table:table-cell table:formula="of:=RANDBETWEEN(0;6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uê Alves</text:p>
          </table:table-cell>
          <table:table-cell/>
          <table:table-cell table:formula="of:=RAND() * 10000" office:value-type="float" office:value="7629.32961378288" calcext:value-type="float">
            <text:p>7629,33</text:p>
          </table:table-cell>
          <table:table-cell/>
          <table:table-cell table:formula="of:=RANDBETWEEN(0;6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ura Jesus</text:p>
          </table:table-cell>
          <table:table-cell/>
          <table:table-cell table:formula="of:=RAND() * 10000" office:value-type="float" office:value="9945.76048429566" calcext:value-type="float">
            <text:p>9945,76</text:p>
          </table:table-cell>
          <table:table-cell/>
          <table:table-cell table:formula="of:=RANDBETWEEN(0;6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João Gabriel Porto</text:p>
          </table:table-cell>
          <table:table-cell/>
          <table:table-cell table:formula="of:=RAND() * 10000" office:value-type="float" office:value="9702.86672308247" calcext:value-type="float">
            <text:p>9702,87</text:p>
          </table:table-cell>
          <table:table-cell/>
          <table:table-cell table:formula="of:=RANDBETWEEN(0;6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uã Cunha</text:p>
          </table:table-cell>
          <table:table-cell/>
          <table:table-cell table:formula="of:=RAND() * 10000" office:value-type="float" office:value="2545.93285330897" calcext:value-type="float">
            <text:p>2545,93</text:p>
          </table:table-cell>
          <table:table-cell/>
          <table:table-cell table:formula="of:=RANDBETWEEN(0;6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. Theo Rezende</text:p>
          </table:table-cell>
          <table:table-cell/>
          <table:table-cell table:formula="of:=RAND() * 10000" office:value-type="float" office:value="3082.69870587993" calcext:value-type="float">
            <text:p>3082,70</text:p>
          </table:table-cell>
          <table:table-cell/>
          <table:table-cell table:formula="of:=RANDBETWEEN(0;6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ncisco Nunes</text:p>
          </table:table-cell>
          <table:table-cell/>
          <table:table-cell table:formula="of:=RAND() * 10000" office:value-type="float" office:value="8507.70987687679" calcext:value-type="float">
            <text:p>8507,71</text:p>
          </table:table-cell>
          <table:table-cell/>
          <table:table-cell table:formula="of:=RANDBETWEEN(0;6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enjamin Rocha</text:p>
          </table:table-cell>
          <table:table-cell/>
          <table:table-cell table:formula="of:=RAND() * 10000" office:value-type="float" office:value="39.7675958160903" calcext:value-type="float">
            <text:p>39,77</text:p>
          </table:table-cell>
          <table:table-cell/>
          <table:table-cell table:formula="of:=RANDBETWEEN(0;6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rthur Barbosa</text:p>
          </table:table-cell>
          <table:table-cell/>
          <table:table-cell table:formula="of:=RAND() * 10000" office:value-type="float" office:value="8241.01519796411" calcext:value-type="float">
            <text:p>8241,02</text:p>
          </table:table-cell>
          <table:table-cell/>
          <table:table-cell table:formula="of:=RANDBETWEEN(0;6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na Jesus</text:p>
          </table:table-cell>
          <table:table-cell/>
          <table:table-cell table:formula="of:=RAND() * 10000" office:value-type="float" office:value="5139.57775321402" calcext:value-type="float">
            <text:p>5139,58</text:p>
          </table:table-cell>
          <table:table-cell/>
          <table:table-cell table:formula="of:=RANDBETWEEN(0;6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. João Guilherme Santos</text:p>
          </table:table-cell>
          <table:table-cell/>
          <table:table-cell table:formula="of:=RAND() * 10000" office:value-type="float" office:value="3130.51069986688" calcext:value-type="float">
            <text:p>3130,51</text:p>
          </table:table-cell>
          <table:table-cell/>
          <table:table-cell table:formula="of:=RANDBETWEEN(0;6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ucas Gabriel Teixeira</text:p>
          </table:table-cell>
          <table:table-cell/>
          <table:table-cell table:formula="of:=RAND() * 10000" office:value-type="float" office:value="1952.9865774519" calcext:value-type="float">
            <text:p>1952,99</text:p>
          </table:table-cell>
          <table:table-cell/>
          <table:table-cell table:formula="of:=RANDBETWEEN(0;6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lebe Moraes</text:p>
          </table:table-cell>
          <table:table-cell/>
          <table:table-cell table:formula="of:=RAND() * 10000" office:value-type="float" office:value="2291.1870382379" calcext:value-type="float">
            <text:p>2291,19</text:p>
          </table:table-cell>
          <table:table-cell/>
          <table:table-cell table:formula="of:=RANDBETWEEN(0;6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ilena da Luz</text:p>
          </table:table-cell>
          <table:table-cell/>
          <table:table-cell table:formula="of:=RAND() * 10000" office:value-type="float" office:value="3552.99481169632" calcext:value-type="float">
            <text:p>3552,99</text:p>
          </table:table-cell>
          <table:table-cell/>
          <table:table-cell table:formula="of:=RANDBETWEEN(0;6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rthur Dias</text:p>
          </table:table-cell>
          <table:table-cell/>
          <table:table-cell table:formula="of:=RAND() * 10000" office:value-type="float" office:value="9251.36235131663" calcext:value-type="float">
            <text:p>9251,36</text:p>
          </table:table-cell>
          <table:table-cell/>
          <table:table-cell table:formula="of:=RANDBETWEEN(0;6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r. Thales Nogueira</text:p>
          </table:table-cell>
          <table:table-cell/>
          <table:table-cell table:formula="of:=RAND() * 10000" office:value-type="float" office:value="6026.19320285465" calcext:value-type="float">
            <text:p>6026,19</text:p>
          </table:table-cell>
          <table:table-cell/>
          <table:table-cell table:formula="of:=RANDBETWEEN(0;6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asmin Gomes</text:p>
          </table:table-cell>
          <table:table-cell/>
          <table:table-cell table:formula="of:=RAND() * 10000" office:value-type="float" office:value="7335.98399886861" calcext:value-type="float">
            <text:p>7335,98</text:p>
          </table:table-cell>
          <table:table-cell/>
          <table:table-cell table:formula="of:=RANDBETWEEN(0;6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João Lucas Costa</text:p>
          </table:table-cell>
          <table:table-cell/>
          <table:table-cell table:formula="of:=RAND() * 10000" office:value-type="float" office:value="564.123453297248" calcext:value-type="float">
            <text:p>564,12</text:p>
          </table:table-cell>
          <table:table-cell/>
          <table:table-cell table:formula="of:=RANDBETWEEN(0;6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uigi Barbosa</text:p>
          </table:table-cell>
          <table:table-cell/>
          <table:table-cell table:formula="of:=RAND() * 10000" office:value-type="float" office:value="8352.99773839975" calcext:value-type="float">
            <text:p>8353,00</text:p>
          </table:table-cell>
          <table:table-cell/>
          <table:table-cell table:formula="of:=RANDBETWEEN(0;6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r. Vicente Gomes</text:p>
          </table:table-cell>
          <table:table-cell/>
          <table:table-cell table:formula="of:=RAND() * 10000" office:value-type="float" office:value="1239.7748470188" calcext:value-type="float">
            <text:p>1239,77</text:p>
          </table:table-cell>
          <table:table-cell/>
          <table:table-cell table:formula="of:=RANDBETWEEN(0;6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ria Alice Martins</text:p>
          </table:table-cell>
          <table:table-cell/>
          <table:table-cell table:formula="of:=RAND() * 10000" office:value-type="float" office:value="5652.76480882359" calcext:value-type="float">
            <text:p>5652,76</text:p>
          </table:table-cell>
          <table:table-cell/>
          <table:table-cell table:formula="of:=RANDBETWEEN(0;6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rlos Eduardo Gomes</text:p>
          </table:table-cell>
          <table:table-cell/>
          <table:table-cell table:formula="of:=RAND() * 10000" office:value-type="float" office:value="5542.20107408172" calcext:value-type="float">
            <text:p>5542,20</text:p>
          </table:table-cell>
          <table:table-cell/>
          <table:table-cell table:formula="of:=RANDBETWEEN(0;6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loísa Aragão</text:p>
          </table:table-cell>
          <table:table-cell/>
          <table:table-cell table:formula="of:=RAND() * 10000" office:value-type="float" office:value="2800.12928880117" calcext:value-type="float">
            <text:p>2800,13</text:p>
          </table:table-cell>
          <table:table-cell/>
          <table:table-cell table:formula="of:=RANDBETWEEN(0;6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renda Monteiro</text:p>
          </table:table-cell>
          <table:table-cell/>
          <table:table-cell table:formula="of:=RAND() * 10000" office:value-type="float" office:value="4487.35006305739" calcext:value-type="float">
            <text:p>4487,35</text:p>
          </table:table-cell>
          <table:table-cell/>
          <table:table-cell table:formula="of:=RANDBETWEEN(0;6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lebe Barbosa</text:p>
          </table:table-cell>
          <table:table-cell/>
          <table:table-cell table:formula="of:=RAND() * 10000" office:value-type="float" office:value="7050.69501834706" calcext:value-type="float">
            <text:p>7050,70</text:p>
          </table:table-cell>
          <table:table-cell/>
          <table:table-cell table:formula="of:=RANDBETWEEN(0;6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uê Farias</text:p>
          </table:table-cell>
          <table:table-cell/>
          <table:table-cell table:formula="of:=RAND() * 10000" office:value-type="float" office:value="6270.35759981568" calcext:value-type="float">
            <text:p>6270,36</text:p>
          </table:table-cell>
          <table:table-cell/>
          <table:table-cell table:formula="of:=RANDBETWEEN(0;6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rta. Elisa Cardoso</text:p>
          </table:table-cell>
          <table:table-cell/>
          <table:table-cell table:formula="of:=RAND() * 10000" office:value-type="float" office:value="7210.031858856" calcext:value-type="float">
            <text:p>7210,03</text:p>
          </table:table-cell>
          <table:table-cell/>
          <table:table-cell table:formula="of:=RANDBETWEEN(0;6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etícia Lopes</text:p>
          </table:table-cell>
          <table:table-cell/>
          <table:table-cell table:formula="of:=RAND() * 10000" office:value-type="float" office:value="7781.62319735517" calcext:value-type="float">
            <text:p>7781,62</text:p>
          </table:table-cell>
          <table:table-cell/>
          <table:table-cell table:formula="of:=RANDBETWEEN(0;6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amuel Ferreira</text:p>
          </table:table-cell>
          <table:table-cell/>
          <table:table-cell table:formula="of:=RAND() * 10000" office:value-type="float" office:value="9019.9526932124" calcext:value-type="float">
            <text:p>9019,95</text:p>
          </table:table-cell>
          <table:table-cell/>
          <table:table-cell table:formula="of:=RANDBETWEEN(0;6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manuelly Peixoto</text:p>
          </table:table-cell>
          <table:table-cell/>
          <table:table-cell table:formula="of:=RAND() * 10000" office:value-type="float" office:value="9397.65093690675" calcext:value-type="float">
            <text:p>9397,65</text:p>
          </table:table-cell>
          <table:table-cell/>
          <table:table-cell table:formula="of:=RANDBETWEEN(0;6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urilo da Mata</text:p>
          </table:table-cell>
          <table:table-cell/>
          <table:table-cell table:formula="of:=RAND() * 10000" office:value-type="float" office:value="7621.47863161767" calcext:value-type="float">
            <text:p>7621,48</text:p>
          </table:table-cell>
          <table:table-cell/>
          <table:table-cell table:formula="of:=RANDBETWEEN(0;6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ra. Manuela Rezende</text:p>
          </table:table-cell>
          <table:table-cell/>
          <table:table-cell table:formula="of:=RAND() * 10000" office:value-type="float" office:value="7172.85130674611" calcext:value-type="float">
            <text:p>7172,85</text:p>
          </table:table-cell>
          <table:table-cell/>
          <table:table-cell table:formula="of:=RANDBETWEEN(0;6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uê Rezende</text:p>
          </table:table-cell>
          <table:table-cell/>
          <table:table-cell table:formula="of:=RAND() * 10000" office:value-type="float" office:value="8050.26060791163" calcext:value-type="float">
            <text:p>8050,26</text:p>
          </table:table-cell>
          <table:table-cell/>
          <table:table-cell table:formula="of:=RANDBETWEEN(0;6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rina Moreira</text:p>
          </table:table-cell>
          <table:table-cell/>
          <table:table-cell table:formula="of:=RAND() * 10000" office:value-type="float" office:value="3950.01329228383" calcext:value-type="float">
            <text:p>3950,01</text:p>
          </table:table-cell>
          <table:table-cell/>
          <table:table-cell table:formula="of:=RANDBETWEEN(0;6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r. Marcos Vinicius da Rosa</text:p>
          </table:table-cell>
          <table:table-cell/>
          <table:table-cell table:formula="of:=RAND() * 10000" office:value-type="float" office:value="9638.26106800182" calcext:value-type="float">
            <text:p>9638,26</text:p>
          </table:table-cell>
          <table:table-cell/>
          <table:table-cell table:formula="of:=RANDBETWEEN(0;6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uiz Fernando Rezende</text:p>
          </table:table-cell>
          <table:table-cell/>
          <table:table-cell table:formula="of:=RAND() * 10000" office:value-type="float" office:value="2145.31173259711" calcext:value-type="float">
            <text:p>2145,31</text:p>
          </table:table-cell>
          <table:table-cell/>
          <table:table-cell table:formula="of:=RANDBETWEEN(0;6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roline Porto</text:p>
          </table:table-cell>
          <table:table-cell/>
          <table:table-cell table:formula="of:=RAND() * 10000" office:value-type="float" office:value="7783.82699669175" calcext:value-type="float">
            <text:p>7783,83</text:p>
          </table:table-cell>
          <table:table-cell/>
          <table:table-cell table:formula="of:=RANDBETWEEN(0;6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na Julia Rocha</text:p>
          </table:table-cell>
          <table:table-cell/>
          <table:table-cell table:formula="of:=RAND() * 10000" office:value-type="float" office:value="5204.02781743543" calcext:value-type="float">
            <text:p>5204,03</text:p>
          </table:table-cell>
          <table:table-cell/>
          <table:table-cell table:formula="of:=RANDBETWEEN(0;6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ís Souza</text:p>
          </table:table-cell>
          <table:table-cell/>
          <table:table-cell table:formula="of:=RAND() * 10000" office:value-type="float" office:value="323.00463052682" calcext:value-type="float">
            <text:p>323,00</text:p>
          </table:table-cell>
          <table:table-cell/>
          <table:table-cell table:formula="of:=RANDBETWEEN(0;6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rta. Júlia Azevedo</text:p>
          </table:table-cell>
          <table:table-cell/>
          <table:table-cell table:formula="of:=RAND() * 10000" office:value-type="float" office:value="9079.50781802233" calcext:value-type="float">
            <text:p>9079,51</text:p>
          </table:table-cell>
          <table:table-cell/>
          <table:table-cell table:formula="of:=RANDBETWEEN(0;6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itor Ramos</text:p>
          </table:table-cell>
          <table:table-cell/>
          <table:table-cell table:formula="of:=RAND() * 10000" office:value-type="float" office:value="3429.12209103613" calcext:value-type="float">
            <text:p>3429,12</text:p>
          </table:table-cell>
          <table:table-cell/>
          <table:table-cell table:formula="of:=RANDBETWEEN(0;6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uiz Felipe Vieira</text:p>
          </table:table-cell>
          <table:table-cell/>
          <table:table-cell table:formula="of:=RAND() * 10000" office:value-type="float" office:value="978.952307172322" calcext:value-type="float">
            <text:p>978,95</text:p>
          </table:table-cell>
          <table:table-cell/>
          <table:table-cell table:formula="of:=RANDBETWEEN(0;6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omas Cunha</text:p>
          </table:table-cell>
          <table:table-cell/>
          <table:table-cell table:formula="of:=RAND() * 10000" office:value-type="float" office:value="2470.51580639448" calcext:value-type="float">
            <text:p>2470,52</text:p>
          </table:table-cell>
          <table:table-cell/>
          <table:table-cell table:formula="of:=RANDBETWEEN(0;6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ofia Castro</text:p>
          </table:table-cell>
          <table:table-cell/>
          <table:table-cell table:formula="of:=RAND() * 10000" office:value-type="float" office:value="9523.17862210725" calcext:value-type="float">
            <text:p>9523,18</text:p>
          </table:table-cell>
          <table:table-cell/>
          <table:table-cell table:formula="of:=RANDBETWEEN(0;6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manda Campos</text:p>
          </table:table-cell>
          <table:table-cell/>
          <table:table-cell table:formula="of:=RAND() * 10000" office:value-type="float" office:value="2854.55969535463" calcext:value-type="float">
            <text:p>2854,56</text:p>
          </table:table-cell>
          <table:table-cell/>
          <table:table-cell table:formula="of:=RANDBETWEEN(0;6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ntônio Ferreira</text:p>
          </table:table-cell>
          <table:table-cell/>
          <table:table-cell table:formula="of:=RAND() * 10000" office:value-type="float" office:value="7255.00274615381" calcext:value-type="float">
            <text:p>7255,00</text:p>
          </table:table-cell>
          <table:table-cell/>
          <table:table-cell table:formula="of:=RANDBETWEEN(0;6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vínia da Paz</text:p>
          </table:table-cell>
          <table:table-cell/>
          <table:table-cell table:formula="of:=RAND() * 10000" office:value-type="float" office:value="6785.02360283449" calcext:value-type="float">
            <text:p>6785,02</text:p>
          </table:table-cell>
          <table:table-cell/>
          <table:table-cell table:formula="of:=RANDBETWEEN(0;6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afaela Mendes</text:p>
          </table:table-cell>
          <table:table-cell/>
          <table:table-cell table:formula="of:=RAND() * 10000" office:value-type="float" office:value="7769.22428966088" calcext:value-type="float">
            <text:p>7769,22</text:p>
          </table:table-cell>
          <table:table-cell/>
          <table:table-cell table:formula="of:=RANDBETWEEN(0;6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anca da Cruz</text:p>
          </table:table-cell>
          <table:table-cell/>
          <table:table-cell table:formula="of:=RAND() * 10000" office:value-type="float" office:value="5087.20850437817" calcext:value-type="float">
            <text:p>5087,21</text:p>
          </table:table-cell>
          <table:table-cell/>
          <table:table-cell table:formula="of:=RANDBETWEEN(0;6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. Rafael Alves</text:p>
          </table:table-cell>
          <table:table-cell/>
          <table:table-cell table:formula="of:=RAND() * 10000" office:value-type="float" office:value="4070.73251356723" calcext:value-type="float">
            <text:p>4070,73</text:p>
          </table:table-cell>
          <table:table-cell/>
          <table:table-cell table:formula="of:=RANDBETWEEN(0;6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eonardo Farias</text:p>
          </table:table-cell>
          <table:table-cell/>
          <table:table-cell table:formula="of:=RAND() * 10000" office:value-type="float" office:value="4128.92137402578" calcext:value-type="float">
            <text:p>4128,92</text:p>
          </table:table-cell>
          <table:table-cell/>
          <table:table-cell table:formula="of:=RANDBETWEEN(0;6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ívia Pinto</text:p>
          </table:table-cell>
          <table:table-cell/>
          <table:table-cell table:formula="of:=RAND() * 10000" office:value-type="float" office:value="9354.72246980046" calcext:value-type="float">
            <text:p>9354,72</text:p>
          </table:table-cell>
          <table:table-cell/>
          <table:table-cell table:formula="of:=RANDBETWEEN(0;6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ura Monteiro</text:p>
          </table:table-cell>
          <table:table-cell/>
          <table:table-cell table:formula="of:=RAND() * 10000" office:value-type="float" office:value="5769.11656092733" calcext:value-type="float">
            <text:p>5769,12</text:p>
          </table:table-cell>
          <table:table-cell/>
          <table:table-cell table:formula="of:=RANDBETWEEN(0;6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iovanna Farias</text:p>
          </table:table-cell>
          <table:table-cell/>
          <table:table-cell table:formula="of:=RAND() * 10000" office:value-type="float" office:value="6653.0981736857" calcext:value-type="float">
            <text:p>6653,10</text:p>
          </table:table-cell>
          <table:table-cell/>
          <table:table-cell table:formula="of:=RANDBETWEEN(0;6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iago Oliveira</text:p>
          </table:table-cell>
          <table:table-cell/>
          <table:table-cell table:formula="of:=RAND() * 10000" office:value-type="float" office:value="2481.1391179871" calcext:value-type="float">
            <text:p>2481,14</text:p>
          </table:table-cell>
          <table:table-cell/>
          <table:table-cell table:formula="of:=RANDBETWEEN(0;6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aul Castro</text:p>
          </table:table-cell>
          <table:table-cell/>
          <table:table-cell table:formula="of:=RAND() * 10000" office:value-type="float" office:value="2968.35581006867" calcext:value-type="float">
            <text:p>2968,36</text:p>
          </table:table-cell>
          <table:table-cell/>
          <table:table-cell table:formula="of:=RANDBETWEEN(0;6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renda Rocha</text:p>
          </table:table-cell>
          <table:table-cell/>
          <table:table-cell table:formula="of:=RAND() * 10000" office:value-type="float" office:value="1589.30286930336" calcext:value-type="float">
            <text:p>1589,30</text:p>
          </table:table-cell>
          <table:table-cell/>
          <table:table-cell table:formula="of:=RANDBETWEEN(0;6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amuel Moreira</text:p>
          </table:table-cell>
          <table:table-cell/>
          <table:table-cell table:formula="of:=RAND() * 10000" office:value-type="float" office:value="2936.64849700974" calcext:value-type="float">
            <text:p>2936,65</text:p>
          </table:table-cell>
          <table:table-cell/>
          <table:table-cell table:formula="of:=RANDBETWEEN(0;6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ustavo Henrique Aragão</text:p>
          </table:table-cell>
          <table:table-cell/>
          <table:table-cell table:formula="of:=RAND() * 10000" office:value-type="float" office:value="1823.76145700554" calcext:value-type="float">
            <text:p>1823,76</text:p>
          </table:table-cell>
          <table:table-cell/>
          <table:table-cell table:formula="of:=RANDBETWEEN(0;6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rta. Ana Carolina da Cunha</text:p>
          </table:table-cell>
          <table:table-cell/>
          <table:table-cell table:formula="of:=RAND() * 10000" office:value-type="float" office:value="5541.40992506094" calcext:value-type="float">
            <text:p>5541,41</text:p>
          </table:table-cell>
          <table:table-cell/>
          <table:table-cell table:formula="of:=RANDBETWEEN(0;6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. Calebe Rocha</text:p>
          </table:table-cell>
          <table:table-cell/>
          <table:table-cell table:formula="of:=RAND() * 10000" office:value-type="float" office:value="8300.27378551114" calcext:value-type="float">
            <text:p>8300,27</text:p>
          </table:table-cell>
          <table:table-cell/>
          <table:table-cell table:formula="of:=RANDBETWEEN(0;6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. Lavínia Oliveira</text:p>
          </table:table-cell>
          <table:table-cell/>
          <table:table-cell table:formula="of:=RAND() * 10000" office:value-type="float" office:value="1627.18318359552" calcext:value-type="float">
            <text:p>1627,18</text:p>
          </table:table-cell>
          <table:table-cell/>
          <table:table-cell table:formula="of:=RANDBETWEEN(0;6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. Davi da Luz</text:p>
          </table:table-cell>
          <table:table-cell/>
          <table:table-cell table:formula="of:=RAND() * 10000" office:value-type="float" office:value="5960.08699683034" calcext:value-type="float">
            <text:p>5960,09</text:p>
          </table:table-cell>
          <table:table-cell/>
          <table:table-cell table:formula="of:=RANDBETWEEN(0;6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ria Alice Cardoso</text:p>
          </table:table-cell>
          <table:table-cell/>
          <table:table-cell table:formula="of:=RAND() * 10000" office:value-type="float" office:value="6709.98554160882" calcext:value-type="float">
            <text:p>6709,99</text:p>
          </table:table-cell>
          <table:table-cell/>
          <table:table-cell table:formula="of:=RANDBETWEEN(0;6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na Luiza Azevedo</text:p>
          </table:table-cell>
          <table:table-cell/>
          <table:table-cell table:formula="of:=RAND() * 10000" office:value-type="float" office:value="7138.91297973076" calcext:value-type="float">
            <text:p>7138,91</text:p>
          </table:table-cell>
          <table:table-cell/>
          <table:table-cell table:formula="of:=RANDBETWEEN(0;6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ra. Maria Alice Correia</text:p>
          </table:table-cell>
          <table:table-cell/>
          <table:table-cell table:formula="of:=RAND() * 10000" office:value-type="float" office:value="2662.91628680251" calcext:value-type="float">
            <text:p>2662,92</text:p>
          </table:table-cell>
          <table:table-cell/>
          <table:table-cell table:formula="of:=RANDBETWEEN(0;6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itória da Conceição</text:p>
          </table:table-cell>
          <table:table-cell/>
          <table:table-cell table:formula="of:=RAND() * 10000" office:value-type="float" office:value="5989.09400028177" calcext:value-type="float">
            <text:p>5989,09</text:p>
          </table:table-cell>
          <table:table-cell/>
          <table:table-cell table:formula="of:=RANDBETWEEN(0;6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ncisco Novaes</text:p>
          </table:table-cell>
          <table:table-cell/>
          <table:table-cell table:formula="of:=RAND() * 10000" office:value-type="float" office:value="8760.75574537468" calcext:value-type="float">
            <text:p>8760,76</text:p>
          </table:table-cell>
          <table:table-cell/>
          <table:table-cell table:formula="of:=RANDBETWEEN(0;6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ra. Maria Fernanda Cardoso</text:p>
          </table:table-cell>
          <table:table-cell/>
          <table:table-cell table:formula="of:=RAND() * 10000" office:value-type="float" office:value="5889.46569867255" calcext:value-type="float">
            <text:p>5889,47</text:p>
          </table:table-cell>
          <table:table-cell/>
          <table:table-cell table:formula="of:=RANDBETWEEN(0;6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. Davi Luiz Gonçalves</text:p>
          </table:table-cell>
          <table:table-cell/>
          <table:table-cell table:formula="of:=RAND() * 10000" office:value-type="float" office:value="930.734852565063" calcext:value-type="float">
            <text:p>930,73</text:p>
          </table:table-cell>
          <table:table-cell/>
          <table:table-cell table:formula="of:=RANDBETWEEN(0;6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uã Pereira</text:p>
          </table:table-cell>
          <table:table-cell/>
          <table:table-cell table:formula="of:=RAND() * 10000" office:value-type="float" office:value="7712.02674899617" calcext:value-type="float">
            <text:p>7712,03</text:p>
          </table:table-cell>
          <table:table-cell/>
          <table:table-cell table:formula="of:=RANDBETWEEN(0;6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beca das Neves</text:p>
          </table:table-cell>
          <table:table-cell/>
          <table:table-cell table:formula="of:=RAND() * 10000" office:value-type="float" office:value="7648.55024966161" calcext:value-type="float">
            <text:p>7648,55</text:p>
          </table:table-cell>
          <table:table-cell/>
          <table:table-cell table:formula="of:=RANDBETWEEN(0;6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na Julia Cavalcanti</text:p>
          </table:table-cell>
          <table:table-cell/>
          <table:table-cell table:formula="of:=RAND() * 10000" office:value-type="float" office:value="4122.63734124175" calcext:value-type="float">
            <text:p>4122,64</text:p>
          </table:table-cell>
          <table:table-cell/>
          <table:table-cell table:formula="of:=RANDBETWEEN(0;6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inicius Peixoto</text:p>
          </table:table-cell>
          <table:table-cell/>
          <table:table-cell table:formula="of:=RAND() * 10000" office:value-type="float" office:value="4883.45117910592" calcext:value-type="float">
            <text:p>4883,45</text:p>
          </table:table-cell>
          <table:table-cell/>
          <table:table-cell table:formula="of:=RANDBETWEEN(0;6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theus Sales</text:p>
          </table:table-cell>
          <table:table-cell/>
          <table:table-cell table:formula="of:=RAND() * 10000" office:value-type="float" office:value="6105.34644925267" calcext:value-type="float">
            <text:p>6105,35</text:p>
          </table:table-cell>
          <table:table-cell/>
          <table:table-cell table:formula="of:=RANDBETWEEN(0;6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ryan Dias</text:p>
          </table:table-cell>
          <table:table-cell/>
          <table:table-cell table:formula="of:=RAND() * 10000" office:value-type="float" office:value="3986.40763903715" calcext:value-type="float">
            <text:p>3986,41</text:p>
          </table:table-cell>
          <table:table-cell/>
          <table:table-cell table:formula="of:=RANDBETWEEN(0;6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ria Clara da Conceição</text:p>
          </table:table-cell>
          <table:table-cell/>
          <table:table-cell table:formula="of:=RAND() * 10000" office:value-type="float" office:value="626.286380247918" calcext:value-type="float">
            <text:p>626,29</text:p>
          </table:table-cell>
          <table:table-cell/>
          <table:table-cell table:formula="of:=RANDBETWEEN(0;6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ofia Peixoto</text:p>
          </table:table-cell>
          <table:table-cell/>
          <table:table-cell table:formula="of:=RAND() * 10000" office:value-type="float" office:value="343.503202842602" calcext:value-type="float">
            <text:p>343,50</text:p>
          </table:table-cell>
          <table:table-cell/>
          <table:table-cell table:formula="of:=RANDBETWEEN(0;6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ucas Gabriel Caldeira</text:p>
          </table:table-cell>
          <table:table-cell/>
          <table:table-cell table:formula="of:=RAND() * 10000" office:value-type="float" office:value="5095.04846228967" calcext:value-type="float">
            <text:p>5095,05</text:p>
          </table:table-cell>
          <table:table-cell/>
          <table:table-cell table:formula="of:=RANDBETWEEN(0;6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uana Nunes</text:p>
          </table:table-cell>
          <table:table-cell/>
          <table:table-cell table:formula="of:=RAND() * 10000" office:value-type="float" office:value="7810.95564141981" calcext:value-type="float">
            <text:p>7810,96</text:p>
          </table:table-cell>
          <table:table-cell/>
          <table:table-cell table:formula="of:=RANDBETWEEN(0;6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ís da Mota</text:p>
          </table:table-cell>
          <table:table-cell/>
          <table:table-cell table:formula="of:=RAND() * 10000" office:value-type="float" office:value="8409.5207949072" calcext:value-type="float">
            <text:p>8409,52</text:p>
          </table:table-cell>
          <table:table-cell/>
          <table:table-cell table:formula="of:=RANDBETWEEN(0;6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ra Lopes</text:p>
          </table:table-cell>
          <table:table-cell/>
          <table:table-cell table:formula="of:=RAND() * 10000" office:value-type="float" office:value="7024.50228827725" calcext:value-type="float">
            <text:p>7024,50</text:p>
          </table:table-cell>
          <table:table-cell/>
          <table:table-cell table:formula="of:=RANDBETWEEN(0;6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elipe da Conceição</text:p>
          </table:table-cell>
          <table:table-cell/>
          <table:table-cell table:formula="of:=RAND() * 10000" office:value-type="float" office:value="9745.50079298982" calcext:value-type="float">
            <text:p>9745,50</text:p>
          </table:table-cell>
          <table:table-cell/>
          <table:table-cell table:formula="of:=RANDBETWEEN(0;6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gatha Silva</text:p>
          </table:table-cell>
          <table:table-cell/>
          <table:table-cell table:formula="of:=RAND() * 10000" office:value-type="float" office:value="1378.11983084397" calcext:value-type="float">
            <text:p>1378,12</text:p>
          </table:table-cell>
          <table:table-cell/>
          <table:table-cell table:formula="of:=RANDBETWEEN(0;6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rick Moraes</text:p>
          </table:table-cell>
          <table:table-cell/>
          <table:table-cell table:formula="of:=RAND() * 10000" office:value-type="float" office:value="8787.61643150102" calcext:value-type="float">
            <text:p>8787,62</text:p>
          </table:table-cell>
          <table:table-cell/>
          <table:table-cell table:formula="of:=RANDBETWEEN(0;6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edro Miguel Cunha</text:p>
          </table:table-cell>
          <table:table-cell/>
          <table:table-cell table:formula="of:=RAND() * 10000" office:value-type="float" office:value="4856.05628294581" calcext:value-type="float">
            <text:p>4856,06</text:p>
          </table:table-cell>
          <table:table-cell/>
          <table:table-cell table:formula="of:=RANDBETWEEN(0;6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loísa Costela</text:p>
          </table:table-cell>
          <table:table-cell/>
          <table:table-cell table:formula="of:=RAND() * 10000" office:value-type="float" office:value="519.118091258356" calcext:value-type="float">
            <text:p>519,12</text:p>
          </table:table-cell>
          <table:table-cell/>
          <table:table-cell table:formula="of:=RANDBETWEEN(0;6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ego da Costa</text:p>
          </table:table-cell>
          <table:table-cell/>
          <table:table-cell table:formula="of:=RAND() * 10000" office:value-type="float" office:value="8069.20241269583" calcext:value-type="float">
            <text:p>8069,20</text:p>
          </table:table-cell>
          <table:table-cell/>
          <table:table-cell table:formula="of:=RANDBETWEEN(0;6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runo Freitas</text:p>
          </table:table-cell>
          <table:table-cell/>
          <table:table-cell table:formula="of:=RAND() * 10000" office:value-type="float" office:value="2562.9336687323" calcext:value-type="float">
            <text:p>2562,93</text:p>
          </table:table-cell>
          <table:table-cell/>
          <table:table-cell table:formula="of:=RANDBETWEEN(0;6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uri Cardoso</text:p>
          </table:table-cell>
          <table:table-cell/>
          <table:table-cell table:formula="of:=RAND() * 10000" office:value-type="float" office:value="9500.45142675084" calcext:value-type="float">
            <text:p>9500,45</text:p>
          </table:table-cell>
          <table:table-cell/>
          <table:table-cell table:formula="of:=RANDBETWEEN(0;6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arice Ribeiro</text:p>
          </table:table-cell>
          <table:table-cell/>
          <table:table-cell table:formula="of:=RAND() * 10000" office:value-type="float" office:value="1369.3328757315" calcext:value-type="float">
            <text:p>1369,33</text:p>
          </table:table-cell>
          <table:table-cell/>
          <table:table-cell table:formula="of:=RANDBETWEEN(0;6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r. Kevin Viana</text:p>
          </table:table-cell>
          <table:table-cell/>
          <table:table-cell table:formula="of:=RAND() * 10000" office:value-type="float" office:value="3371.21388676179" calcext:value-type="float">
            <text:p>3371,21</text:p>
          </table:table-cell>
          <table:table-cell/>
          <table:table-cell table:formula="of:=RANDBETWEEN(0;6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rta. Rafaela Cardoso</text:p>
          </table:table-cell>
          <table:table-cell/>
          <table:table-cell table:formula="of:=RAND() * 10000" office:value-type="float" office:value="6736.61212268405" calcext:value-type="float">
            <text:p>6736,61</text:p>
          </table:table-cell>
          <table:table-cell/>
          <table:table-cell table:formula="of:=RANDBETWEEN(0;6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niela Azevedo</text:p>
          </table:table-cell>
          <table:table-cell/>
          <table:table-cell table:formula="of:=RAND() * 10000" office:value-type="float" office:value="8186.97468079867" calcext:value-type="float">
            <text:p>8186,97</text:p>
          </table:table-cell>
          <table:table-cell/>
          <table:table-cell table:formula="of:=RANDBETWEEN(0;6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eonardo Porto</text:p>
          </table:table-cell>
          <table:table-cell/>
          <table:table-cell table:formula="of:=RAND() * 10000" office:value-type="float" office:value="6194.81645196623" calcext:value-type="float">
            <text:p>6194,82</text:p>
          </table:table-cell>
          <table:table-cell/>
          <table:table-cell table:formula="of:=RANDBETWEEN(0;6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ucas Gabriel Campos</text:p>
          </table:table-cell>
          <table:table-cell/>
          <table:table-cell table:formula="of:=RAND() * 10000" office:value-type="float" office:value="109.850431981716" calcext:value-type="float">
            <text:p>109,85</text:p>
          </table:table-cell>
          <table:table-cell/>
          <table:table-cell table:formula="of:=RANDBETWEEN(0;6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eo Farias</text:p>
          </table:table-cell>
          <table:table-cell/>
          <table:table-cell table:formula="of:=RAND() * 10000" office:value-type="float" office:value="1553.39388762026" calcext:value-type="float">
            <text:p>1553,39</text:p>
          </table:table-cell>
          <table:table-cell/>
          <table:table-cell table:formula="of:=RANDBETWEEN(0;6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itor Gabriel Sales</text:p>
          </table:table-cell>
          <table:table-cell/>
          <table:table-cell table:formula="of:=RAND() * 10000" office:value-type="float" office:value="3438.48898997833" calcext:value-type="float">
            <text:p>3438,49</text:p>
          </table:table-cell>
          <table:table-cell/>
          <table:table-cell table:formula="of:=RANDBETWEEN(0;6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ria Sophia da Paz</text:p>
          </table:table-cell>
          <table:table-cell/>
          <table:table-cell table:formula="of:=RAND() * 10000" office:value-type="float" office:value="9680.30546451046" calcext:value-type="float">
            <text:p>9680,31</text:p>
          </table:table-cell>
          <table:table-cell/>
          <table:table-cell table:formula="of:=RANDBETWEEN(0;6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orenzo Rezende</text:p>
          </table:table-cell>
          <table:table-cell/>
          <table:table-cell table:formula="of:=RAND() * 10000" office:value-type="float" office:value="9293.34233877357" calcext:value-type="float">
            <text:p>9293,34</text:p>
          </table:table-cell>
          <table:table-cell/>
          <table:table-cell table:formula="of:=RANDBETWEEN(0;6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lana Nascimento</text:p>
          </table:table-cell>
          <table:table-cell/>
          <table:table-cell table:formula="of:=RAND() * 10000" office:value-type="float" office:value="6428.78559203449" calcext:value-type="float">
            <text:p>6428,79</text:p>
          </table:table-cell>
          <table:table-cell/>
          <table:table-cell table:formula="of:=RANDBETWEEN(0;6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na Barbo</text:p>
          </table:table-cell>
          <table:table-cell/>
          <table:table-cell table:formula="of:=RAND() * 10000" office:value-type="float" office:value="1786.75448728393" calcext:value-type="float">
            <text:p>1786,75</text:p>
          </table:table-cell>
          <table:table-cell/>
          <table:table-cell table:formula="of:=RANDBETWEEN(0;6)" office:value-type="float" office:value="4" calcext:value-type="float">
            <text:p>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2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9T15:56:01.402726083</meta:creation-date>
    <dc:date>2022-08-09T21:32:10.646914199</dc:date>
    <meta:editing-duration>PT13S</meta:editing-duration>
    <meta:editing-cycles>1</meta:editing-cycles>
    <meta:document-statistic meta:table-count="1" meta:cell-count="393" meta:object-count="0"/>
    <meta:generator>LibreOffice/6.4.7.2$Linux_X86_64 LibreOffice_project/40$Build-2</meta:generator>
  </office:meta>
</office:document-meta>
</file>